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Pingfo-b">
            <text:p>Pingfo-b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5840.0">
            <text:p>5840.0</text:p>
          </table:table-cell>
          <table:table-cell office:value-type="float" office:value="80.0">
            <text:p>8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DelValleEtal2002">
            <text:p>BriggsTarasov2013,BentleyEtal2005,DelValleEtal2002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Lu3679">
            <text:p>Lu3679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3460.0">
            <text:p>3460.0</text:p>
          </table:table-cell>
          <table:table-cell office:value-type="float" office:value="140.0">
            <text:p>140.0</text:p>
          </table:table-cell>
          <table:table-cell office:value-type="string" office:value="Unknown">
            <text:p>Unknown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MartinezMacchiavelloEtal1996">
            <text:p>BriggsTarasov2013,BentleyEtal2005,MartinezMacchiavelloEtal1996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Pingfo-a">
            <text:p>Pingfo-a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5750.0">
            <text:p>5750.0</text:p>
          </table:table-cell>
          <table:table-cell office:value-type="float" office:value="40.0">
            <text:p>4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DelValleEtal2002">
            <text:p>BriggsTarasov2013,BentleyEtal2005,DelValleEtal2002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Gd4641">
            <text:p>Gd4641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2460.0">
            <text:p>2460.0</text:p>
          </table:table-cell>
          <table:table-cell office:value-type="float" office:value="260.0">
            <text:p>260.0</text:p>
          </table:table-cell>
          <table:table-cell office:value-type="string" office:value="Moss">
            <text:p>Moss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MartinezMacchiavelloEtal1996">
            <text:p>BriggsTarasov2013,BentleyEtal2005,MartinezMacchiavelloEtal1996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HD1116111420">
            <text:p>HD1116111420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5380.0">
            <text:p>5380.0</text:p>
          </table:table-cell>
          <table:table-cell office:value-type="float" office:value="165.0">
            <text:p>165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SchmidtEtal1990">
            <text:p>BriggsTarasov2013,BentleyEtal2005,SchmidtEtal1990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HD1116310998">
            <text:p>HD1116310998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6180.0">
            <text:p>6180.0</text:p>
          </table:table-cell>
          <table:table-cell office:value-type="float" office:value="150.0">
            <text:p>15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BarschMausbacher1986">
            <text:p>BriggsTarasov2013,BentleyEtal2005,BarschMausbacher1986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HD8426-9106">
            <text:p>HD8426-9106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6560.0">
            <text:p>6560.0</text:p>
          </table:table-cell>
          <table:table-cell office:value-type="float" office:value="55.0">
            <text:p>55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BarschMausbacher1986">
            <text:p>BriggsTarasov2013,BentleyEtal2005,BarschMausbacher1986</text:p>
          </table:table-cell>
        </table:table-row>
        <table:table-row>
          <table:table-cell office:value-type="string" office:value="King_George_Island">
            <text:p>King_George_Island</text:p>
          </table:table-cell>
          <table:table-cell office:value-type="string" office:value="radiocarbon">
            <text:p>radiocarbon</text:p>
          </table:table-cell>
          <table:table-cell office:value-type="string" office:value="HD9425-9100">
            <text:p>HD9425-9100</text:p>
          </table:table-cell>
          <table:table-cell office:value-type="float" office:value="-62.167">
            <text:p>-62.167</text:p>
          </table:table-cell>
          <table:table-cell office:value-type="float" office:value="-58.95">
            <text:p>-58.95</text:p>
          </table:table-cell>
          <table:table-cell office:value-type="float" office:value="6650.0">
            <text:p>6650.0</text:p>
          </table:table-cell>
          <table:table-cell office:value-type="float" office:value="90.0">
            <text:p>9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BarschMausbacher1986">
            <text:p>BriggsTarasov2013,BentleyEtal2005,BarschMausbacher19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